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24-12-23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24-02-13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22-12-2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21-12-29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20-12-21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19-12-23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19-01-24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17-12-2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16-12-19 21:0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13-12-18 22:1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13-01-09 18:26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10-12-29 15:2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10-01-12 16:36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08-01-05 22:3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07-01-16 20:02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06-01-04 20:06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04-12-28 20:15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32099425401</text:p>
          </table:table-cell>
          <table:table-cell office:value-type="string" calcext:value-type="string">
            <text:p>200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